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65da8" officeooo:paragraph-rsid="00165da8"/>
    </style:style>
    <style:style style:name="P2" style:family="paragraph" style:parent-style-name="Standard">
      <style:paragraph-properties fo:line-height="150%"/>
      <style:text-properties style:font-name="Arial" officeooo:rsid="00169518" officeooo:paragraph-rsid="00169518"/>
    </style:style>
    <style:style style:name="P3" style:family="paragraph" style:parent-style-name="Standard">
      <style:paragraph-properties fo:line-height="150%"/>
      <style:text-properties style:font-name="Arial" officeooo:rsid="0018585e" officeooo:paragraph-rsid="0018585e"/>
    </style:style>
    <style:style style:name="P4" style:family="paragraph" style:parent-style-name="Standard">
      <style:paragraph-properties fo:line-height="150%"/>
      <style:text-properties style:font-name="Arial" officeooo:rsid="0019564e" officeooo:paragraph-rsid="0019564e"/>
    </style:style>
    <style:style style:name="P5" style:family="paragraph" style:parent-style-name="Standard">
      <style:paragraph-properties fo:line-height="150%"/>
      <style:text-properties style:font-name="Arial" officeooo:rsid="001ae6e6" officeooo:paragraph-rsid="001ae6e6"/>
    </style:style>
    <style:style style:name="P6" style:family="paragraph" style:parent-style-name="Standard">
      <style:paragraph-properties fo:line-height="150%"/>
      <style:text-properties style:font-name="Arial" officeooo:rsid="001b20f2" officeooo:paragraph-rsid="001b20f2"/>
    </style:style>
    <style:style style:name="P7" style:family="paragraph" style:parent-style-name="Standard">
      <style:paragraph-properties fo:line-height="150%"/>
      <style:text-properties style:font-name="Arial" officeooo:rsid="001c4de4" officeooo:paragraph-rsid="001c4de4"/>
    </style:style>
    <style:style style:name="P8" style:family="paragraph" style:parent-style-name="Standard">
      <style:paragraph-properties fo:line-height="150%"/>
      <style:text-properties style:font-name="Arial" officeooo:rsid="001e104e" officeooo:paragraph-rsid="001e104e"/>
    </style:style>
    <style:style style:name="P9" style:family="paragraph" style:parent-style-name="Standard">
      <style:paragraph-properties fo:line-height="150%"/>
      <style:text-properties officeooo:rsid="00165da8" officeooo:paragraph-rsid="00165da8"/>
    </style:style>
    <style:style style:name="T1" style:family="text">
      <style:text-properties officeooo:rsid="0018585e"/>
    </style:style>
    <style:style style:name="T2" style:family="text">
      <style:text-properties officeooo:rsid="0019564e"/>
    </style:style>
    <style:style style:name="T3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me: Lucas Lagôa Nogueira</text:p>
      <text:p text:style-name="P8">Trabalho de computação musical.</text:p>
      <text:p text:style-name="P1"/>
      <text:p text:style-name="P1">License: </text:p>
      <text:p text:style-name="P7">Em relação ao cabeçalho e ao filesaver, foram utilizados os links abaixo:</text:p>
      <text:p text:style-name="P7"/>
      <text:p text:style-name="P9"><text:a xlink:type="simple" xlink:href="https://github.com/eligrey/FileSaver.js/" text:style-name="Internet_20_link" text:visited-style-name="Visited_20_Internet_20_Link"><text:span text:style-name="T3">https://github.com/eligrey/FileSaver.js/</text:span></text:a></text:p>
      <text:p text:style-name="P1"/>
      <text:p text:style-name="P9"><text:a xlink:type="simple" xlink:href="https://gist.github.com/also/900023" text:style-name="Internet_20_link" text:visited-style-name="Visited_20_Internet_20_Link"><text:span text:style-name="T3">https://gist.github.com/also/900023</text:span></text:a></text:p>
      <text:p text:style-name="P1"/>
      <text:p text:style-name="P6">A utilização e distribuição deste programa está em acordo com a GNU General Public License <text:s/>(http://www.gnu.org/copyleft/gpl.html).</text:p>
      <text:p text:style-name="P5"/>
      <text:p text:style-name="P5">README:</text:p>
      <text:p text:style-name="P2"/>
      <text:p text:style-name="P2">Para realizar o download das diferentes ondas realizadas, primeiramente deve-se abrir o site que está no arquivo “index.html”. E assim, você terá as opções de baixar a onda de sua escolha.</text:p>
      <text:p text:style-name="P2"/>
      <text:p text:style-name="P2">Descrição das ondas:</text:p>
      <text:p text:style-name="P2"/>
      <text:p text:style-name="P2">- Silence</text:p>
      <text:p text:style-name="P2"/>
      <text:p text:style-name="P2">A onda de silêncio como o próprio nome já diz, ela é silenciosa então ela não gera nada.</text:p>
      <text:p text:style-name="P2">Então para realizar essa onda, o vetor de ondas recebe o valor 0, então ele não geraria nenhuma onda.</text:p>
      <text:p text:style-name="P2"/>
      <text:p text:style-name="P2">- <text:span text:style-name="T1">White Noise</text:span></text:p>
      <text:p text:style-name="P2"/>
      <text:p text:style-name="P3">A definição do ruído branco seria que ele possui todas frequências, então para a realização do mesmo foi gerado um vetor e jogava-se valores aleatórios nele afim de gerar essa onda.</text:p>
      <text:p text:style-name="P3"/>
      <text:p text:style-name="P2">- Square</text:p>
      <text:p text:style-name="P2"/>
      <text:p text:style-name="P2"><text:soft-page-break/>A onda quadrada <text:span text:style-name="T1">é gerada primeiramente com um valor em 1 e na próxima iteração continua nesse mesmo valor, e já na próxima desce o valor para -1 e continua esse valor até a próxima iteração. E assim repete-se gerando uma onda quadrada.</text:span></text:p>
      <text:p text:style-name="P2"/>
      <text:p text:style-name="P2">- <text:span text:style-name="T2">Sawtooth</text:span></text:p>
      <text:p text:style-name="P2"/>
      <text:p text:style-name="P4">A onda dente de serra para ser gerada no seu vetor foram colocados valores que eles crescem vagarosamente com as iterações e quando atingem o ponto 1, eles caem para o -1 assim simulando o dente de serra.</text:p>
      <text:p text:style-name="P4"/>
      <text:p text:style-name="P4">- Triangle</text:p>
      <text:p text:style-name="P4"/>
      <text:p text:style-name="P4">A onda triangular segue o mesmo padrão do dente de serra porém na hora da descida, ela desce descrecendo os valores vagarosamente também, fazendo formar a onda triangular.</text:p>
      <text:p text:style-name="P4"/>
      <text:p text:style-name="P4">-Senoide</text:p>
      <text:p text:style-name="P4"/>
      <text:p text:style-name="P4">A onda senoide foi utilizada a função math.sin para gerar a onda da senoide.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1:42:58.541604855</meta:creation-date>
    <dc:date>2016-10-14T15:40:00.490582738</dc:date>
    <meta:editing-duration>PT52M11S</meta:editing-duration>
    <meta:editing-cycles>6</meta:editing-cycles>
    <meta:generator>LibreOffice/5.1.4.2$Linux_x86 LibreOffice_project/10m0$Build-2</meta:generator>
    <meta:document-statistic meta:table-count="0" meta:image-count="0" meta:object-count="0" meta:page-count="2" meta:paragraph-count="23" meta:word-count="277" meta:character-count="1674" meta:non-whitespace-character-count="1418"/>
  </office:meta>
</office:document-meta>
</file>